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50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9.43mm" svg:height="90.05mm" svg:x="57.55mm" svg:y="87.65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88 <text:s text:c="3"/>sampled: 1861.89 <text:s text:c="2"/>given: 3800 <text:s text:c="2"/>gain: 2.0409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88 <text:s text:c="3"/>sampled: 1861.89 <text:s text:c="2"/>given: 3800 <text:s text:c="2"/>gain: 2.0409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16 <text:s text:c="3"/>sampled: 1764.001 <text:s text:c="2"/>given: 3600 <text:s text:c="2"/>gain: 2.04081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16 <text:s text:c="3"/>sampled: 1764.001 <text:s text:c="2"/>given: 3600 <text:s text:c="2"/>gain: 2.04081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42 <text:s text:c="3"/>sampled: 1665.912 <text:s text:c="2"/>given: 3400 <text:s text:c="2"/>gain: 2.0409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42 <text:s text:c="3"/>sampled: 1665.912 <text:s text:c="2"/>given: 3400 <text:s text:c="2"/>gain: 2.0409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69 <text:s text:c="3"/>sampled: 1567.923 <text:s text:c="2"/>given: 3200 <text:s text:c="2"/>gain: 2.04091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69 <text:s text:c="3"/>sampled: 1567.923 <text:s text:c="2"/>given: 3200 <text:s text:c="2"/>gain: 2.04091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97 <text:s text:c="3"/>sampled: 1470.035 <text:s text:c="2"/>given: 3000 <text:s text:c="2"/>gain: 2.04076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97 <text:s text:c="3"/>sampled: 1470.035 <text:s text:c="2"/>given: 3000 <text:s text:c="2"/>gain: 2.04076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24 <text:s text:c="3"/>sampled: 1372.046 <text:s text:c="2"/>given: 2800 <text:s text:c="2"/>gain: 2.04074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23 <text:s text:c="3"/>sampled: 1371.945 <text:s text:c="2"/>given: 2800 <text:s text:c="2"/>gain: 2.0408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50 <text:s text:c="3"/>sampled: 1273.956 <text:s text:c="2"/>given: 2600 <text:s text:c="2"/>gain: 2.04088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50 <text:s text:c="3"/>sampled: 1273.956 <text:s text:c="2"/>given: 2600 <text:s text:c="2"/>gain: 2.04088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78 <text:s text:c="3"/>sampled: 1176.068 <text:s text:c="2"/>given: 2400 <text:s text:c="2"/>gain: 2.0406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77 <text:s text:c="3"/>sampled: 1175.967 <text:s text:c="2"/>given: 2400 <text:s text:c="2"/>gain: 2.04087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5 <text:s text:c="3"/>sampled: 1078.079 <text:s text:c="2"/>given: 2200 <text:s text:c="2"/>gain: 2.04066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5 <text:s text:c="3"/>sampled: 1078.079 <text:s text:c="2"/>given: 2200 <text:s text:c="2"/>gain: 2.040666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0937" calcext:value-type="float">
            <text:p>2.04093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937" calcext:value-type="float">
            <text:p>2.04093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815" calcext:value-type="float">
            <text:p>2.04081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815" calcext:value-type="float">
            <text:p>2.04081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924" calcext:value-type="float">
            <text:p>2.0409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924" calcext:value-type="float">
            <text:p>2.0409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917" calcext:value-type="float">
            <text:p>2.04091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917" calcext:value-type="float">
            <text:p>2.04091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68" calcext:value-type="float">
            <text:p>2.04076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68" calcext:value-type="float">
            <text:p>2.04076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48" calcext:value-type="float">
            <text:p>2.04074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898" calcext:value-type="float">
            <text:p>2.0408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886" calcext:value-type="float">
            <text:p>2.04088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886" calcext:value-type="float">
            <text:p>2.04088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98" calcext:value-type="float">
            <text:p>2.0406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873" calcext:value-type="float">
            <text:p>2.04087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66" calcext:value-type="float">
            <text:p>2.04066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66" calcext:value-type="float">
            <text:p>2.04066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082" calcext:value-type="float">
            <text:p>2.04082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formula="of:=AVERAGE([.A49:.A106])" office:value-type="float" office:value="2337.05781034483" calcext:value-type="float">
            <text:p>2337.05781034483</text:p>
          </table:table-cell>
          <table:table-cell table:formula="of:=AVERAGE([.F49:.F52])" office:value-type="float" office:value="50.05325" calcext:value-type="float">
            <text:p>50.05325</text:p>
          </table:table-cell>
          <table:table-cell table:formula="of:=2*[.C49]" office:value-type="float" office:value="100.1065" calcext:value-type="float">
            <text:p>100.1065</text:p>
          </table:table-cell>
          <table:table-cell table:formula="of:=[.D49]/[.B49]" office:value-type="float" office:value="0.0428344132339754" calcext:value-type="float">
            <text:p>0.042834413233975</text:p>
          </table:table-cell>
          <table:table-cell office:value-type="float" office:value="50.063" calcext:value-type="float">
            <text:p>50.063</text:p>
          </table:table-cell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4"/>
          <table:table-cell office:value-type="float" office:value="50.056" calcext:value-type="float">
            <text:p>50.056</text:p>
          </table:table-cell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4"/>
          <table:table-cell office:value-type="float" office:value="50.047" calcext:value-type="float">
            <text:p>50.047</text:p>
          </table:table-cell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4"/>
          <table:table-cell office:value-type="float" office:value="50.047" calcext:value-type="float">
            <text:p>50.047</text:p>
          </table:table-cell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5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260.794" calcext:value-type="float">
            <text:p>2260.794</text:p>
          </table:table-cell>
          <table:table-cell table:formula="of:=AVERAGE([.A109:.A170])" office:value-type="float" office:value="2260.17682258065" calcext:value-type="float">
            <text:p>2260.17682258065</text:p>
          </table:table-cell>
          <table:table-cell table:formula="of:=AVERAGE([.F109:.F114])" office:value-type="float" office:value="5.1555" calcext:value-type="float">
            <text:p>5.1555</text:p>
          </table:table-cell>
          <table:table-cell table:formula="of:=2*[.C109]" office:value-type="float" office:value="10.311" calcext:value-type="float">
            <text:p>10.311</text:p>
          </table:table-cell>
          <table:table-cell table:formula="of:=[.D109]/[.B109]" office:value-type="float" office:value="0.00456203244674769" calcext:value-type="float">
            <text:p>0.004562032446748</text:p>
          </table:table-cell>
          <table:table-cell office:value-type="float" office:value="5.158" calcext:value-type="float">
            <text:p>5.158</text:p>
          </table:table-cell>
        </table:table-row>
        <table:table-row table:style-name="ro1">
          <table:table-cell office:value-type="float" office:value="2260.895" calcext:value-type="float">
            <text:p>2260.895</text:p>
          </table:table-cell>
          <table:table-cell table:number-columns-repeated="4"/>
          <table:table-cell office:value-type="float" office:value="5.156" calcext:value-type="float">
            <text:p>5.156</text:p>
          </table:table-cell>
        </table:table-row>
        <table:table-row table:style-name="ro1">
          <table:table-cell office:value-type="float" office:value="2259.585" calcext:value-type="float">
            <text:p>2259.585</text:p>
          </table:table-cell>
          <table:table-cell table:number-columns-repeated="4"/>
          <table:table-cell office:value-type="float" office:value="5.156" calcext:value-type="float">
            <text:p>5.156</text:p>
          </table:table-cell>
        </table:table-row>
        <table:table-row table:style-name="ro1">
          <table:table-cell office:value-type="float" office:value="2260.492" calcext:value-type="float">
            <text:p>2260.492</text:p>
          </table:table-cell>
          <table:table-cell table:number-columns-repeated="4"/>
          <table:table-cell office:value-type="float" office:value="5.155" calcext:value-type="float">
            <text:p>5.155</text:p>
          </table:table-cell>
        </table:table-row>
        <table:table-row table:style-name="ro1">
          <table:table-cell office:value-type="float" office:value="2261.6" calcext:value-type="float">
            <text:p>2261.6</text:p>
          </table:table-cell>
          <table:table-cell table:number-columns-repeated="4"/>
          <table:table-cell office:value-type="float" office:value="5.154" calcext:value-type="float">
            <text:p>5.154</text:p>
          </table:table-cell>
        </table:table-row>
        <table:table-row table:style-name="ro1">
          <table:table-cell office:value-type="float" office:value="2259.485" calcext:value-type="float">
            <text:p>2259.485</text:p>
          </table:table-cell>
          <table:table-cell table:number-columns-repeated="4"/>
          <table:table-cell office:value-type="float" office:value="5.154" calcext:value-type="float">
            <text:p>5.154</text:p>
          </table:table-cell>
        </table:table-row>
        <table:table-row table:style-name="ro1">
          <table:table-cell office:value-type="float" office:value="2260.291" calcext:value-type="float">
            <text:p>2260.291</text:p>
          </table:table-cell>
          <table:table-cell table:number-columns-repeated="5"/>
        </table:table-row>
        <table:table-row table:style-name="ro1">
          <table:table-cell office:value-type="float" office:value="2260.391" calcext:value-type="float">
            <text:p>2260.391</text:p>
          </table:table-cell>
          <table:table-cell table:number-columns-repeated="5"/>
        </table:table-row>
        <table:table-row table:style-name="ro1">
          <table:table-cell office:value-type="float" office:value="2260.291" calcext:value-type="float">
            <text:p>2260.291</text:p>
          </table:table-cell>
          <table:table-cell table:number-columns-repeated="5"/>
        </table:table-row>
        <table:table-row table:style-name="ro1">
          <table:table-cell office:value-type="float" office:value="2259.686" calcext:value-type="float">
            <text:p>2259.686</text:p>
          </table:table-cell>
          <table:table-cell table:number-columns-repeated="5"/>
        </table:table-row>
        <table:table-row table:style-name="ro1">
          <table:table-cell office:value-type="float" office:value="2259.686" calcext:value-type="float">
            <text:p>2259.686</text:p>
          </table:table-cell>
          <table:table-cell table:number-columns-repeated="5"/>
        </table:table-row>
        <table:table-row table:style-name="ro1">
          <table:table-cell office:value-type="float" office:value="2259.283" calcext:value-type="float">
            <text:p>2259.283</text:p>
          </table:table-cell>
          <table:table-cell table:number-columns-repeated="5"/>
        </table:table-row>
        <table:table-row table:style-name="ro1">
          <table:table-cell office:value-type="float" office:value="2260.895" calcext:value-type="float">
            <text:p>2260.895</text:p>
          </table:table-cell>
          <table:table-cell table:number-columns-repeated="5"/>
        </table:table-row>
        <table:table-row table:style-name="ro1">
          <table:table-cell office:value-type="float" office:value="2258.478" calcext:value-type="float">
            <text:p>2258.478</text:p>
          </table:table-cell>
          <table:table-cell table:number-columns-repeated="5"/>
        </table:table-row>
        <table:table-row table:style-name="ro1">
          <table:table-cell office:value-type="float" office:value="2260.492" calcext:value-type="float">
            <text:p>2260.492</text:p>
          </table:table-cell>
          <table:table-cell table:number-columns-repeated="5"/>
        </table:table-row>
        <table:table-row table:style-name="ro1">
          <table:table-cell office:value-type="float" office:value="2259.082" calcext:value-type="float">
            <text:p>2259.082</text:p>
          </table:table-cell>
          <table:table-cell table:number-columns-repeated="5"/>
        </table:table-row>
        <table:table-row table:style-name="ro1">
          <table:table-cell office:value-type="float" office:value="2260.19" calcext:value-type="float">
            <text:p>2260.19</text:p>
          </table:table-cell>
          <table:table-cell table:number-columns-repeated="5"/>
        </table:table-row>
        <table:table-row table:style-name="ro1">
          <table:table-cell office:value-type="float" office:value="2260.996" calcext:value-type="float">
            <text:p>2260.996</text:p>
          </table:table-cell>
          <table:table-cell table:number-columns-repeated="5"/>
        </table:table-row>
        <table:table-row table:style-name="ro1">
          <table:table-cell office:value-type="float" office:value="2259.283" calcext:value-type="float">
            <text:p>2259.283</text:p>
          </table:table-cell>
          <table:table-cell table:number-columns-repeated="5"/>
        </table:table-row>
        <table:table-row table:style-name="ro1">
          <table:table-cell office:value-type="float" office:value="2260.19" calcext:value-type="float">
            <text:p>2260.19</text:p>
          </table:table-cell>
          <table:table-cell table:number-columns-repeated="5"/>
        </table:table-row>
        <table:table-row table:style-name="ro1">
          <table:table-cell office:value-type="float" office:value="2260.089" calcext:value-type="float">
            <text:p>2260.089</text:p>
          </table:table-cell>
          <table:table-cell table:number-columns-repeated="5"/>
        </table:table-row>
        <table:table-row table:style-name="ro1">
          <table:table-cell office:value-type="float" office:value="2259.283" calcext:value-type="float">
            <text:p>2259.283</text:p>
          </table:table-cell>
          <table:table-cell table:number-columns-repeated="5"/>
        </table:table-row>
        <table:table-row table:style-name="ro1">
          <table:table-cell office:value-type="float" office:value="2260.391" calcext:value-type="float">
            <text:p>2260.391</text:p>
          </table:table-cell>
          <table:table-cell table:number-columns-repeated="5"/>
        </table:table-row>
        <table:table-row table:style-name="ro1">
          <table:table-cell office:value-type="float" office:value="2260.291" calcext:value-type="float">
            <text:p>2260.291</text:p>
          </table:table-cell>
          <table:table-cell table:number-columns-repeated="5"/>
        </table:table-row>
        <table:table-row table:style-name="ro1">
          <table:table-cell office:value-type="float" office:value="2259.888" calcext:value-type="float">
            <text:p>2259.888</text:p>
          </table:table-cell>
          <table:table-cell table:number-columns-repeated="5"/>
        </table:table-row>
        <table:table-row table:style-name="ro1">
          <table:table-cell office:value-type="float" office:value="2260.794" calcext:value-type="float">
            <text:p>2260.794</text:p>
          </table:table-cell>
          <table:table-cell table:number-columns-repeated="5"/>
        </table:table-row>
        <table:table-row table:style-name="ro1">
          <table:table-cell office:value-type="float" office:value="2259.787" calcext:value-type="float">
            <text:p>2259.787</text:p>
          </table:table-cell>
          <table:table-cell table:number-columns-repeated="5"/>
        </table:table-row>
        <table:table-row table:style-name="ro1">
          <table:table-cell office:value-type="float" office:value="2259.888" calcext:value-type="float">
            <text:p>2259.888</text:p>
          </table:table-cell>
          <table:table-cell table:number-columns-repeated="5"/>
        </table:table-row>
        <table:table-row table:style-name="ro1">
          <table:table-cell office:value-type="float" office:value="2259.988" calcext:value-type="float">
            <text:p>2259.988</text:p>
          </table:table-cell>
          <table:table-cell table:number-columns-repeated="5"/>
        </table:table-row>
        <table:table-row table:style-name="ro1">
          <table:table-cell office:value-type="float" office:value="2260.593" calcext:value-type="float">
            <text:p>2260.593</text:p>
          </table:table-cell>
          <table:table-cell table:number-columns-repeated="5"/>
        </table:table-row>
        <table:table-row table:style-name="ro1">
          <table:table-cell office:value-type="float" office:value="2259.485" calcext:value-type="float">
            <text:p>2259.485</text:p>
          </table:table-cell>
          <table:table-cell table:number-columns-repeated="5"/>
        </table:table-row>
        <table:table-row table:style-name="ro1">
          <table:table-cell office:value-type="float" office:value="2260.291" calcext:value-type="float">
            <text:p>2260.291</text:p>
          </table:table-cell>
          <table:table-cell table:number-columns-repeated="5"/>
        </table:table-row>
        <table:table-row table:style-name="ro1">
          <table:table-cell office:value-type="float" office:value="2259.485" calcext:value-type="float">
            <text:p>2259.485</text:p>
          </table:table-cell>
          <table:table-cell table:number-columns-repeated="5"/>
        </table:table-row>
        <table:table-row table:style-name="ro1">
          <table:table-cell office:value-type="float" office:value="2259.585" calcext:value-type="float">
            <text:p>2259.585</text:p>
          </table:table-cell>
          <table:table-cell table:number-columns-repeated="5"/>
        </table:table-row>
        <table:table-row table:style-name="ro1">
          <table:table-cell office:value-type="float" office:value="2259.585" calcext:value-type="float">
            <text:p>2259.585</text:p>
          </table:table-cell>
          <table:table-cell table:number-columns-repeated="5"/>
        </table:table-row>
        <table:table-row table:style-name="ro1">
          <table:table-cell office:value-type="float" office:value="2258.377" calcext:value-type="float">
            <text:p>2258.377</text:p>
          </table:table-cell>
          <table:table-cell table:number-columns-repeated="5"/>
        </table:table-row>
        <table:table-row table:style-name="ro1">
          <table:table-cell office:value-type="float" office:value="2260.492" calcext:value-type="float">
            <text:p>2260.492</text:p>
          </table:table-cell>
          <table:table-cell table:number-columns-repeated="5"/>
        </table:table-row>
        <table:table-row table:style-name="ro1">
          <table:table-cell office:value-type="float" office:value="2259.988" calcext:value-type="float">
            <text:p>2259.988</text:p>
          </table:table-cell>
          <table:table-cell table:number-columns-repeated="5"/>
        </table:table-row>
        <table:table-row table:style-name="ro1">
          <table:table-cell office:value-type="float" office:value="2260.492" calcext:value-type="float">
            <text:p>2260.492</text:p>
          </table:table-cell>
          <table:table-cell table:number-columns-repeated="5"/>
        </table:table-row>
        <table:table-row table:style-name="ro1">
          <table:table-cell office:value-type="float" office:value="2260.291" calcext:value-type="float">
            <text:p>2260.291</text:p>
          </table:table-cell>
          <table:table-cell table:number-columns-repeated="5"/>
        </table:table-row>
        <table:table-row table:style-name="ro1">
          <table:table-cell office:value-type="float" office:value="2261.499" calcext:value-type="float">
            <text:p>2261.499</text:p>
          </table:table-cell>
          <table:table-cell table:number-columns-repeated="5"/>
        </table:table-row>
        <table:table-row table:style-name="ro1">
          <table:table-cell office:value-type="float" office:value="2260.391" calcext:value-type="float">
            <text:p>2260.391</text:p>
          </table:table-cell>
          <table:table-cell table:number-columns-repeated="5"/>
        </table:table-row>
        <table:table-row table:style-name="ro1">
          <table:table-cell office:value-type="float" office:value="2260.391" calcext:value-type="float">
            <text:p>2260.391</text:p>
          </table:table-cell>
          <table:table-cell table:number-columns-repeated="5"/>
        </table:table-row>
        <table:table-row table:style-name="ro1">
          <table:table-cell office:value-type="float" office:value="2260.693" calcext:value-type="float">
            <text:p>2260.693</text:p>
          </table:table-cell>
          <table:table-cell table:number-columns-repeated="5"/>
        </table:table-row>
        <table:table-row table:style-name="ro1">
          <table:table-cell office:value-type="float" office:value="2259.988" calcext:value-type="float">
            <text:p>2259.988</text:p>
          </table:table-cell>
          <table:table-cell table:number-columns-repeated="5"/>
        </table:table-row>
        <table:table-row table:style-name="ro1">
          <table:table-cell office:value-type="float" office:value="2260.794" calcext:value-type="float">
            <text:p>2260.794</text:p>
          </table:table-cell>
          <table:table-cell table:number-columns-repeated="5"/>
        </table:table-row>
        <table:table-row table:style-name="ro1">
          <table:table-cell office:value-type="float" office:value="2259.888" calcext:value-type="float">
            <text:p>2259.888</text:p>
          </table:table-cell>
          <table:table-cell table:number-columns-repeated="5"/>
        </table:table-row>
        <table:table-row table:style-name="ro1">
          <table:table-cell office:value-type="float" office:value="2260.089" calcext:value-type="float">
            <text:p>2260.089</text:p>
          </table:table-cell>
          <table:table-cell table:number-columns-repeated="5"/>
        </table:table-row>
        <table:table-row table:style-name="ro1">
          <table:table-cell office:value-type="float" office:value="2259.283" calcext:value-type="float">
            <text:p>2259.283</text:p>
          </table:table-cell>
          <table:table-cell table:number-columns-repeated="5"/>
        </table:table-row>
        <table:table-row table:style-name="ro1">
          <table:table-cell office:value-type="float" office:value="2261.096" calcext:value-type="float">
            <text:p>2261.096</text:p>
          </table:table-cell>
          <table:table-cell table:number-columns-repeated="5"/>
        </table:table-row>
        <table:table-row table:style-name="ro1">
          <table:table-cell office:value-type="float" office:value="2259.485" calcext:value-type="float">
            <text:p>2259.485</text:p>
          </table:table-cell>
          <table:table-cell table:number-columns-repeated="5"/>
        </table:table-row>
        <table:table-row table:style-name="ro1">
          <table:table-cell office:value-type="float" office:value="2260.391" calcext:value-type="float">
            <text:p>2260.391</text:p>
          </table:table-cell>
          <table:table-cell table:number-columns-repeated="5"/>
        </table:table-row>
        <table:table-row table:style-name="ro1">
          <table:table-cell office:value-type="float" office:value="2261.197" calcext:value-type="float">
            <text:p>2261.197</text:p>
          </table:table-cell>
          <table:table-cell table:number-columns-repeated="5"/>
        </table:table-row>
        <table:table-row table:style-name="ro1">
          <table:table-cell office:value-type="float" office:value="2261.197" calcext:value-type="float">
            <text:p>2261.197</text:p>
          </table:table-cell>
          <table:table-cell table:number-columns-repeated="5"/>
        </table:table-row>
        <table:table-row table:style-name="ro1">
          <table:table-cell office:value-type="float" office:value="2260.593" calcext:value-type="float">
            <text:p>2260.593</text:p>
          </table:table-cell>
          <table:table-cell table:number-columns-repeated="5"/>
        </table:table-row>
        <table:table-row table:style-name="ro1">
          <table:table-cell office:value-type="float" office:value="2260.391" calcext:value-type="float">
            <text:p>2260.391</text:p>
          </table:table-cell>
          <table:table-cell table:number-columns-repeated="5"/>
        </table:table-row>
        <table:table-row table:style-name="ro1">
          <table:table-cell office:value-type="float" office:value="2261.096" calcext:value-type="float">
            <text:p>2261.096</text:p>
          </table:table-cell>
          <table:table-cell table:number-columns-repeated="5"/>
        </table:table-row>
        <table:table-row table:style-name="ro1">
          <table:table-cell office:value-type="float" office:value="2260.291" calcext:value-type="float">
            <text:p>2260.291</text:p>
          </table:table-cell>
          <table:table-cell table:number-columns-repeated="5"/>
        </table:table-row>
        <table:table-row table:style-name="ro1">
          <table:table-cell office:value-type="float" office:value="2260.291" calcext:value-type="float">
            <text:p>2260.291</text:p>
          </table:table-cell>
          <table:table-cell table:number-columns-repeated="5"/>
        </table:table-row>
        <table:table-row table:style-name="ro1">
          <table:table-cell office:value-type="float" office:value="2260.996" calcext:value-type="float">
            <text:p>2260.996</text:p>
          </table:table-cell>
          <table:table-cell table:number-columns-repeated="5"/>
        </table:table-row>
        <table:table-row table:style-name="ro1">
          <table:table-cell office:value-type="float" office:value="2259.988" calcext:value-type="float">
            <text:p>2259.988</text:p>
          </table:table-cell>
          <table:table-cell table:number-columns-repeated="5"/>
        </table:table-row>
        <table:table-row table:style-name="ro1">
          <table:table-cell office:value-type="float" office:value="2259.787" calcext:value-type="float">
            <text:p>2259.78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4:31:34.6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5T14:36:37.912000000</dc:date>
    <meta:editing-duration>PT41M7S</meta:editing-duration>
    <meta:editing-cycles>14</meta:editing-cycles>
    <meta:document-statistic meta:table-count="1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944cm" svg:height="9.006cm" xlink:href=".." xlink:type="simple" chart:class="chart:line" chart:style-name="ch1">
        <chart:legend chart:legend-position="end" svg:x="16.092cm" svg:y="4.204cm" style:legend-expansion="high" chart:style-name="ch2"/>
        <chart:plot-area chart:style-name="ch3" table:cell-range-address="Sheet1.A21:Sheet1.A38" svg:x="0.378cm" svg:y="0.18cm" svg:width="15.336cm" svg:height="8.646cm">
          <chartooo:coordinate-region svg:x="1.846cm" svg:y="0.38cm" svg:width="13.68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0937">
                <text:p>2.040937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0937">
                <text:p>2.040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0815">
                <text:p>2.040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0815">
                <text:p>2.040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0924">
                <text:p>2.040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0924">
                <text:p>2.040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0917">
                <text:p>2.040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0917">
                <text:p>2.040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0768">
                <text:p>2.040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0768">
                <text:p>2.040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0748">
                <text:p>2.040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0898">
                <text:p>2.040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0886">
                <text:p>2.040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0886">
                <text:p>2.040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0698">
                <text:p>2.040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0873">
                <text:p>2.040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0666">
                <text:p>2.040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0666">
                <text:p>2.040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